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5-10-0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5-07-22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5-04-0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5-01-06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4-10-03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4-07-1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4-04-10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4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3-10-04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3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3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3-01-1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2-10-2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2-07-1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2-04-12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2-01-28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1-10-12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1-07-06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1-04-19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1-01-14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0-10-16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0-07-22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0-04-08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20-01-16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9-10-08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9-07-18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9-04-01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9-01-14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8-10-10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8-07-3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8-04-25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8-01-29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7-10-18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7-07-14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7-04-0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7-01-2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6-10-10 1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6-07-11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6-04-0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6-01-19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5-10-2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5-07-10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5-04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5-01-23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4-10-08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4-07-2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4-04-08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4-01-07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3-10-07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3-07-0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3-04-15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2-12-31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2-10-10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2-07-0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2-06-1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2-04-0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2-01-24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1-10-06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1-07-27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0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10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9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9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9-04-0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9-01-26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8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8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8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8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7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7-04-0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6-10-04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6-07-06 0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6-04-04 2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6-01-04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5-10-0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5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5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5-01-0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4-07-0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4-04-15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3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3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3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3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2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1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1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1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0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0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0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0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200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9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9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9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9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8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8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8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8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7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7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4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4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4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3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3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3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3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3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2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2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2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2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1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1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1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90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89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88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88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88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8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86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85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85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84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84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83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83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83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83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82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82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81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81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81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80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80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9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8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8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8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7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7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7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7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7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6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6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6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6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6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6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6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5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5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5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5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4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4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3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3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2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2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1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1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1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1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0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0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0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0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0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0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0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0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0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0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70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9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9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9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9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9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9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9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9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9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8-1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8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8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8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8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8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8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8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7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7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7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7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7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7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7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7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7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7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7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7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6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6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6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6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5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5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5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5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4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4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4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4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3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3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3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3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2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2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2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2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1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1-11-01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1-10-1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1-10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1-10-0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8231</text:p>
          </table:table-cell>
          <table:table-cell office:value-type="string" calcext:value-type="string">
            <text:p>03S/01W-16DDD</text:p>
          </table:table-cell>
          <table:table-cell office:value-type="string" calcext:value-type="string">
            <text:p>1961-09-1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88" meta:object-count="0"/>
    <meta:user-defined meta:name="AppVersion">3.0</meta:user-defined>
  </office:meta>
</office:document-meta>
</file>